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6-02-2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5-02-18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4-02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3-02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2-02-22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1-02-15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10-02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8-02-19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7-02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6-02-24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5-02-2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4-0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3-0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2-0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1-02-24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2000-02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9-02-23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0432" calcext:value-type="float">
            <text:p>77.3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8-02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7-02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1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9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248" calcext:value-type="float">
            <text:p>69.4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7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6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4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3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2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1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1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80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9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8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5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5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4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3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508</text:p>
          </table:table-cell>
          <table:table-cell office:value-type="string" calcext:value-type="string">
            <text:p>02N/24E-27BBD</text:p>
          </table:table-cell>
          <table:table-cell office:value-type="string" calcext:value-type="string">
            <text:p>197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